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tserrat" svg:font-family="Montserrat, sans-serif"/>
    <style:font-face style:name="Open Sans" svg:font-family="'Open Sans', sans-serif"/>
    <style:font-face style:name="verdana" svg:font-family="verdana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ccec"/>
    </style:style>
    <style:style style:name="P2" style:family="paragraph" style:parent-style-name="Standard">
      <style:text-properties officeooo:rsid="0007b143" officeooo:paragraph-rsid="0007b143"/>
    </style:style>
    <style:style style:name="P3" style:family="paragraph" style:parent-style-name="Standard">
      <style:text-properties officeooo:rsid="000821db" officeooo:paragraph-rsid="000821db"/>
    </style:style>
    <style:style style:name="P4" style:family="paragraph" style:parent-style-name="Standard">
      <style:text-properties officeooo:rsid="000873ab" officeooo:paragraph-rsid="000873ab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b143" officeooo:paragraph-rsid="0007b143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821db" officeooo:paragraph-rsid="000821db"/>
    </style:style>
    <style:style style:name="P7" style:family="paragraph" style:parent-style-name="Text_20_body">
      <style:text-properties fo:font-variant="normal" fo:text-transform="none" fo:color="#000000" style:font-name="Open Sans" fo:font-size="12pt" fo:letter-spacing="normal" fo:font-style="normal" fo:font-weight="normal" officeooo:paragraph-rsid="0005ccec"/>
    </style:style>
    <style:style style:name="P8" style:family="paragraph" style:parent-style-name="Text_20_body">
      <style:paragraph-properties fo:margin-left="0cm" fo:margin-right="0cm" fo:margin-top="0.423cm" fo:margin-bottom="0.423cm" loext:contextual-spacing="false" fo:line-height="180%" fo:orphans="2" fo:widows="2" fo:text-indent="0cm" style:auto-text-indent="false" fo:padding="0cm" fo:border="none"/>
      <style:text-properties fo:font-variant="normal" fo:text-transform="none" fo:color="#333333" style:font-name="Montserrat" fo:font-size="10pt" fo:letter-spacing="normal" fo:font-style="normal" fo:font-weight="normal" officeooo:paragraph-rsid="0002f120" style:font-size-asian="10pt" style:font-size-complex="10pt"/>
    </style:style>
    <style:style style:name="P9" style:family="paragraph" style:parent-style-name="Text_20_body">
      <style:paragraph-properties fo:margin-left="0cm" fo:margin-right="0cm" fo:margin-top="0.423cm" fo:margin-bottom="0.423cm" loext:contextual-spacing="false" fo:line-height="180%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.423cm" fo:margin-bottom="0.423cm" loext:contextual-spacing="false" fo:line-height="180%" fo:orphans="2" fo:widows="2" fo:text-indent="0cm" style:auto-text-indent="false" fo:padding="0cm" fo:border="none" style:writing-mode="lr-tb"/>
      <style:text-properties fo:font-variant="normal" fo:text-transform="none" fo:color="#a52a2a" style:font-name="verdana" fo:font-size="10pt" fo:letter-spacing="normal" fo:font-style="normal" fo:font-weight="normal" style:font-size-asian="10pt" style:font-size-complex="10pt"/>
    </style:style>
    <style:style style:name="P11" style:family="paragraph" style:parent-style-name="Text_20_body">
      <style:paragraph-properties fo:margin-left="0cm" fo:margin-right="0cm" fo:margin-top="0.423cm" fo:margin-bottom="0.423cm" loext:contextual-spacing="false" fo:line-height="180%" fo:orphans="2" fo:widows="2" fo:text-indent="0cm" style:auto-text-indent="false" fo:padding="0cm" fo:border="none" style:writing-mode="lr-tb"/>
      <style:text-properties officeooo:paragraph-rsid="0002f120"/>
    </style:style>
    <style:style style:name="P12" style:family="paragraph" style:parent-style-name="Text_20_body">
      <style:paragraph-properties fo:margin-left="0cm" fo:margin-right="0cm" fo:margin-top="0.423cm" fo:margin-bottom="0.423cm" loext:contextual-spacing="false" fo:line-height="180%" fo:orphans="2" fo:widows="2" fo:text-indent="0cm" style:auto-text-indent="false" fo:padding="0cm" fo:border="none" style:writing-mode="lr-tb"/>
      <style:text-properties officeooo:paragraph-rsid="0004aaa2"/>
    </style:style>
    <style:style style:name="P13" style:family="paragraph" style:parent-style-name="Text_20_body">
      <style:paragraph-properties fo:margin-left="0cm" fo:margin-right="0cm" fo:margin-top="0.423cm" fo:margin-bottom="0.423cm" loext:contextual-spacing="false" fo:line-height="180%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writing-mode="lr-tb" style:join-border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.661cm" loext:contextual-spacing="false" fo:text-align="justify" style:justify-single-word="false" fo:orphans="2" fo:widows="2" fo:text-indent="0cm" style:auto-text-indent="false"/>
    </style:style>
    <style:style style:name="P1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a52a2a" style:font-name="Montserrat" fo:font-size="10pt" fo:letter-spacing="normal" fo:font-style="normal" fo:font-weight="normal" style:font-size-asian="10pt" style:font-size-complex="10pt"/>
    </style:style>
    <style:style style:name="P16" style:family="paragraph" style:parent-style-name="Heading_20_2">
      <style:text-properties fo:font-variant="normal" fo:text-transform="none" fo:color="#a52a2a" style:font-name="Montserrat" fo:font-size="10pt" fo:letter-spacing="normal" fo:font-style="normal" fo:font-weight="normal" style:font-size-asian="10pt" style:font-size-complex="10pt"/>
    </style:style>
    <style:style style:name="P17" style:family="paragraph" style:parent-style-name="Heading_20_2">
      <style:text-properties fo:font-variant="normal" fo:text-transform="none" fo:color="#a52a2a" style:font-name="Montserrat" fo:font-size="10pt" fo:letter-spacing="normal" fo:font-style="normal" fo:font-weight="normal" officeooo:rsid="0003fca9" officeooo:paragraph-rsid="0003fca9" style:font-size-asian="10pt" style:font-size-complex="10pt"/>
    </style:style>
    <style:style style:name="P18" style:family="paragraph" style:parent-style-name="Heading_20_1">
      <style:text-properties fo:font-variant="normal" fo:text-transform="none" fo:color="#333333" style:font-name="Montserrat" fo:font-size="10pt" fo:letter-spacing="normal" fo:font-style="normal" fo:font-weight="normal" style:font-size-asian="10pt" style:font-size-complex="10pt"/>
    </style:style>
    <style:style style:name="P19" style:family="paragraph" style:parent-style-name="Heading_20_1">
      <style:text-properties fo:font-variant="normal" fo:text-transform="none" fo:color="#333333" style:font-name="Montserrat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text-properties fo:font-variant="normal" fo:text-transform="none" fo:color="#a52a2a" style:font-name="verdana" fo:font-size="12pt" fo:letter-spacing="normal" fo:font-style="normal" fo:font-weight="normal"/>
    </style:style>
    <style:style style:name="P21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a52a2a" style:font-name="Montserrat" fo:font-size="10pt" fo:letter-spacing="normal" fo:font-style="normal" fo:font-weight="normal" officeooo:paragraph-rsid="0002f120" style:font-size-asian="10pt" style:font-size-complex="10pt"/>
    </style:style>
    <style:style style:name="P22" style:family="paragraph" style:parent-style-name="Text_20_body">
      <style:paragraph-properties fo:margin-left="0cm" fo:margin-right="0cm" fo:margin-top="0.423cm" fo:margin-bottom="0.423cm" loext:contextual-spacing="false" fo:line-height="180%" fo:orphans="2" fo:widows="2" fo:text-indent="0cm" style:auto-text-indent="false" fo:padding="0cm" fo:border="none" style:writing-mode="lr-tb"/>
      <style:text-properties fo:font-variant="normal" fo:text-transform="none" fo:color="#a52a2a" style:font-name="verdana" fo:font-size="10pt" fo:letter-spacing="normal" fo:font-style="normal" fo:font-weight="normal" officeooo:rsid="0003fca9" officeooo:paragraph-rsid="0003fca9" style:font-size-asian="10pt" style:font-size-complex="10pt"/>
    </style:style>
    <style:style style:name="P23" style:family="paragraph" style:parent-style-name="Text_20_body" style:list-style-name="L1">
      <style:paragraph-properties fo:margin-top="0cm" fo:margin-bottom="0.265cm" loext:contextual-spacing="false" fo:orphans="2" fo:widows="2" fo:padding="0cm" fo:border="none"/>
      <style:text-properties fo:font-variant="normal" fo:text-transform="none" fo:color="#a52a2a" style:font-name="Montserrat" fo:font-size="10pt" fo:letter-spacing="normal" fo:font-style="normal" fo:font-weight="normal" officeooo:paragraph-rsid="0002f120" style:font-size-asian="10pt" style:font-size-complex="10pt"/>
    </style:style>
    <style:style style:name="P24" style:family="paragraph" style:parent-style-name="Heading_20_3">
      <style:text-properties fo:font-variant="normal" fo:text-transform="none" fo:color="#333333" style:font-name="Montserrat" fo:font-size="18pt" fo:letter-spacing="normal" fo:font-style="normal" fo:font-weight="normal" officeooo:rsid="000821db" officeooo:paragraph-rsid="000821db"/>
    </style:style>
    <style:style style:name="T1" style:family="text">
      <style:text-properties fo:font-variant="normal" fo:text-transform="none" fo:color="#333333" style:font-name="Montserrat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style:font-name="Montserrat" fo:font-size="10pt" fo:letter-spacing="normal" fo:font-style="normal" fo:font-weight="normal" officeooo:rsid="0002f120" style:font-size-asian="10pt" style:font-size-complex="10pt"/>
    </style:style>
    <style:style style:name="T3" style:family="text">
      <style:text-properties fo:font-variant="normal" fo:text-transform="none" fo:color="#333333" style:font-name="Montserrat" fo:font-size="10pt" fo:letter-spacing="normal" fo:font-style="normal" fo:font-weight="normal" officeooo:rsid="0003fca9" style:font-size-asian="10pt" style:font-size-complex="10pt"/>
    </style:style>
    <style:style style:name="T4" style:family="text">
      <style:text-properties fo:font-variant="normal" fo:text-transform="none" fo:color="#a52a2a" style:font-name="Montserrat" fo:font-size="10pt" fo:letter-spacing="normal" fo:font-style="normal" fo:font-weight="bold" style:font-size-asian="10pt" style:font-size-complex="10pt"/>
    </style:style>
    <style:style style:name="T5" style:family="text">
      <style:text-properties fo:font-variant="normal" fo:text-transform="none" fo:color="#a52a2a" style:font-name="verdana" fo:letter-spacing="normal" fo:font-style="normal" fo:font-weight="normal"/>
    </style:style>
    <style:style style:name="T6" style:family="text">
      <style:text-properties fo:font-variant="normal" fo:text-transform="none" fo:color="#a52a2a" style:font-name="verdana" fo:letter-spacing="normal" fo:font-style="normal" fo:font-weight="normal" officeooo:rsid="0003fca9"/>
    </style:style>
    <style:style style:name="T7" style:family="text">
      <style:text-properties fo:font-variant="normal" fo:text-transform="none" fo:color="#a52a2a" style:font-name="verdana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a52a2a" style:font-name="verdana" fo:font-size="10pt" fo:letter-spacing="normal" fo:font-style="normal" fo:font-weight="normal" officeooo:rsid="0002f120" style:font-size-asian="10pt" style:font-size-complex="10pt"/>
    </style:style>
    <style:style style:name="T9" style:family="text">
      <style:text-properties fo:font-variant="normal" fo:text-transform="none" fo:color="#a52a2a" style:font-name="verdana" fo:font-size="10pt" fo:letter-spacing="normal" fo:font-style="normal" fo:font-weight="normal" officeooo:rsid="0003fca9" style:font-size-asian="10pt" style:font-size-complex="10pt"/>
    </style:style>
    <style:style style:name="T10" style:family="text">
      <style:text-properties fo:font-variant="normal" fo:text-transform="none" fo:color="#a52a2a" style:font-name="verdana" fo:font-size="10pt" fo:letter-spacing="normal" fo:font-style="normal" fo:font-weight="normal" officeooo:rsid="0004aaa2" style:font-size-asian="10pt" style:font-size-complex="10pt"/>
    </style:style>
    <style:style style:name="T11" style:family="text">
      <style:text-properties fo:font-variant="normal" fo:text-transform="none" fo:color="#a52a2a" style:font-name="Open Sans" fo:font-size="12pt" fo:letter-spacing="normal" fo:font-style="normal" fo:font-weight="bold"/>
    </style:style>
    <style:style style:name="T12" style:family="text">
      <style:text-properties fo:font-variant="normal" fo:text-transform="none" fo:color="#a52a2a" style:font-name="Open Sans" fo:font-size="12pt" fo:letter-spacing="normal" fo:font-style="normal" fo:font-weight="normal"/>
    </style:style>
    <style:style style:name="T13" style:family="text">
      <style:text-properties fo:font-variant="normal" fo:text-transform="none" fo:color="#111111" style:font-name="Open Sans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111111" style:font-name="Open Sans" fo:font-size="10pt" fo:letter-spacing="normal" fo:font-style="normal" fo:font-weight="normal" officeooo:rsid="0003fca9" style:font-size-asian="10pt" style:font-size-complex="10pt"/>
    </style:style>
    <style:style style:name="T15" style:family="text">
      <style:text-properties fo:font-variant="normal" fo:text-transform="none" fo:color="#111111" style:font-name="Open Sans" fo:font-size="10pt" fo:letter-spacing="normal" fo:font-style="normal" fo:font-weight="normal" officeooo:rsid="0004aaa2" style:font-size-asian="10pt" style:font-size-complex="10pt"/>
    </style:style>
    <style:style style:name="T16" style:family="text">
      <style:text-properties fo:font-variant="normal" fo:text-transform="none" fo:color="#111111" style:font-name="verdana" fo:font-size="10pt" fo:letter-spacing="normal" fo:font-style="normal" fo:font-weight="normal" officeooo:rsid="0004aaa2" style:font-size-asian="10pt" style:font-size-complex="10pt"/>
    </style:style>
    <style:style style:name="T17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8" style:family="text">
      <style:text-properties officeooo:rsid="0002f120"/>
    </style:style>
    <style:style style:name="T19" style:family="text">
      <style:text-properties officeooo:rsid="0003fca9"/>
    </style:style>
    <style:style style:name="T20" style:family="text">
      <style:text-properties officeooo:rsid="0005ccec"/>
    </style:style>
    <style:style style:name="T21" style:family="text">
      <style:text-properties officeooo:rsid="000821db"/>
    </style:style>
    <style:style style:name="T22" style:family="text">
      <style:text-properties officeooo:rsid="000873ab"/>
    </style:style>
    <style:style style:name="T23" style:family="text">
      <style:text-properties officeooo:rsid="000afa9c"/>
    </style:style>
    <text:list-style style:name="L1">
      <text:list-level-style-bullet text:level="1" text:style-name="Bullet_20_Symbols" style:num-suffix="." text:bullet-char="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3">I.Przedłużanie rzęs</text:h>
      <text:h text:style-name="P18" text:outline-level="1">Przedłużanie rzęs metodą 1 :1 </text:h>
      <text:p text:style-name="P9"><text:span text:style-name="T1">Przedłużone rzęsy 1:1 to sposób na prawdziwie </text:span><text:span text:style-name="Strong_20_Emphasis"><text:span text:style-name="T4">magnetyzujące spojrzenie</text:span></text:span><text:span text:style-name="T1">, a jednocześnie naturalny efekt. To zabieg, który pozwoli wydłużyć i podkręcić rzęsy - co podkreśli Twoje spojrzenie. Sztuczne rzęsy pozwolą </text:span><text:span text:style-name="Strong_20_Emphasis"><text:span text:style-name="T4">zaoszczędzisz mnóstwo czasu</text:span></text:span><text:span text:style-name="T1"> na makijaż.Przedłużone rzęsy metodą 1:1 gwarantują efekt </text:span><text:span text:style-name="Strong_20_Emphasis"><text:span text:style-name="T4">tajemniczego i przyciągającego pojrzenia</text:span></text:span><text:span text:style-name="T1">, od którego trudno oderwać wzrok. Zabieg ten musi być wykonywany z należytą dokładnością. Doklejanie rzęs syntetycznych do rzęs prawdziwych (w proporcjach 1:1 - stąd nazwa zabiegu).</text:span><text:span text:style-name="T3">Metoda 1;1 jest </text:span><text:span text:style-name="T13">najpopularniejsz</text:span><text:span text:style-name="T14">a</text:span><text:span text:style-name="T13"> metod</text:span><text:span text:style-name="T14">ą</text:span><text:span text:style-name="T13"> doklejania rzęs, jest najtańsza i daje <text:s/></text:span><text:span text:style-name="T14">bardzo naturalny efekt .</text:span></text:p>
      <text:h text:style-name="P19" text:outline-level="1">Przedłużanie rzęs metodą objętościow<text:span text:style-name="T19">ą</text:span> <text:span text:style-name="T18">tzw małe objętości to</text:span> rzęsy 2D (2:1), rzęsy 3D (3:1) </text:h>
      <text:p text:style-name="P12"><text:span text:style-name="T7">Rzęsy <text:s/></text:span><text:span text:style-name="T8">2D czy </text:span><text:span text:style-name="T7">3D to piękne, wyraziste spojrzenie, które jest marzeniem wielu kobiet. W końcu oczy </text:span><text:span text:style-name="T9">są </text:span><text:span text:style-name="T7">największa ozdoba twarzy: potrafią hipnotyzować, zauroczyć, przyciągnąć uwagę.</text:span><text:span text:style-name="Strong_20_Emphasis"><text:span text:style-name="T7"> Przedłużanie rzęs metodą obiętościową to dodanie rzęsom objętości za pomocą kilkukrotnego ich pomnożenia </text:span></text:span><text:span text:style-name="Strong_20_Emphasis"><text:span text:style-name="T10">czyli</text:span></text:span><text:span text:style-name="Strong_20_Emphasis"><text:span text:style-name="T15"> doczepianiu kępęk rzęs do jednej naszej, naturalnej rzęsy</text:span></text:span><text:span text:style-name="Strong_20_Emphasis"><text:span text:style-name="T10"> </text:span></text:span><text:span text:style-name="Strong_20_Emphasis"><text:span text:style-name="T7"><text:s/>Istnieją różne wersje metod objętościowych - ich dobór uzależniony jest od preferencji klientek i oczekiwanego rezultatu. </text:span></text:span></text:p>
      <text:p text:style-name="P12"><text:span text:style-name="Strong_20_Emphasis"><text:span text:style-name="T10">W Ayana beauty studio </text:span></text:span><text:span text:style-name="Strong_20_Emphasis"><text:span text:style-name="T16"> </text:span></text:span><text:span text:style-name="Strong_20_Emphasis"><text:span text:style-name="T15">używamy wyłącznie najwyższej jakości rzęs syntetycznych, tak, aby nie obciążały i nie wpływały na kondycje waszych oczu.</text:span></text:span><text:span text:style-name="Strong_20_Emphasis"><text:span text:style-name="T10"> </text:span></text:span></text:p>
      <text:p text:style-name="P8">Efektami <text:span text:style-name="T19">przedłużania rzęs zarówno metodą 1:1 jak I metodami objętościowymi jest </text:span>:</text:p>
      <text:list xml:id="list1726591798" text:style-name="L1">
        <text:list-item>
          <text:p text:style-name="P21">Zagęszczenie rzęs,</text:p>
        </text:list-item>
        <text:list-item>
          <text:p text:style-name="P23">Wydłużenie,</text:p>
        </text:list-item>
        <text:list-item>
          <text:p text:style-name="P23">Przyciemnienie<text:span text:style-name="T19">(kolor czarny ale również brąz)</text:span></text:p>
        </text:list-item>
        <text:list-item>
          <text:p text:style-name="P23">Optyczne wydłużenie kącików oczu,</text:p>
        </text:list-item>
      </text:list>
      <text:p text:style-name="P11"><text:soft-page-break/><text:span text:style-name="Strong_20_Emphasis"><text:span text:style-name="T1">Rzęsy sztuczne dobierane są w taki sposób, aby jak najlepiej dopasować </text:span></text:span><text:span text:style-name="Strong_20_Emphasis"><text:span text:style-name="T2">je</text:span></text:span><text:span text:style-name="Strong_20_Emphasis"><text:span text:style-name="T1"> do rzęs naturalnych. Jest to </text:span></text:span><text:span text:style-name="Strong_20_Emphasis"><text:span text:style-name="T4">kwestią indywidualną</text:span></text:span><text:span text:style-name="Strong_20_Emphasis"><text:span text:style-name="T1">, dlatego, każdy Klient powinien być traktowany indywidualnie. Po wyborze i dopasowaniu rzęs syntetycznych, przykleja się je do rzęs naturalnych.</text:span></text:span></text:p>
      <text:p text:style-name="P20"/>
      <text:p text:style-name="P22">Czas wykonania aplikacji 2-3 godz.</text:p>
      <text:h text:style-name="P17" text:outline-level="2">Wskazówki:</text:h>
      <text:h text:style-name="P16" text:outline-level="2"><text:span text:style-name="T19">1.</text:span>Przed zabiegiem</text:h>
      <text:p text:style-name="P10">Najważniejsza rzecz, o której należy pamiętać przed wizytą u kosmetyczki to brak makijażu na rzęsach i powiekach - najlepiej wykonać w domu dokładny demakijaż, tak by po przybyciu do salonu od razu przejść do zabiegu. </text:p>
      <text:h text:style-name="P15" text:outline-level="2">Po zabiegu</text:h>
      <text:p text:style-name="P10">Przez dwie doby po wykonaniu zabiegu należy pamiętać o kilku zasadach, by nie naruszyć rzęs, a tym samym zapewnić im jak najdłuższą trwałość. Jedną z nich jest unikanie dużej wilgoci, pary wodnej, ciepła suszarki lub wystawiania rzęs na działanie strumieni wody (np. pod prysznicem). Może to osłabić działanie kleju i sprzyjać szybszemu odpadaniu rzęs.</text:p>
      <text:p text:style-name="P13"><text:span text:style-name="T5">Płyn do demakijażu należy zamienić na lekki płyn micelarny (nie powinny być to płyny dwufazowe lub olejki, by nie obciążać rzęs), a samo usuwanie makijażu powinno być wykonywane bardzo delikatnie. Należy też zwracać uwagę, by nie dotykać i nie pocierać oczu - można tym samym naruszyć strukturę doklejonych rzęs oraz zdeformować ich wygląd. Efekt pięknego wachlarza rzęs utrzymuje się średnio </text:span><text:span text:style-name="T6">ok.4 tyg.</text:span><text:span text:style-name="T5">, dlatego po tym czasie warto udać się do kosmetyczki na uzupełnienie ubytków.</text:span></text:p>
      <text:p text:style-name="P1"><text:tab/><text:tab/><text:span text:style-name="T21">II.Architektura I geometria Brwi </text:span></text:p>
      <text:p text:style-name="P1"/>
      <text:p text:style-name="P1"><text:span text:style-name="T20">Architektura I geometria brwi </text:span><text:span text:style-name="T17">z farbowaniem to zabieg podczas, którego wykonujemy rysunek wstępny, który opiera się na dokładnych pomiarach brwi, dzięki niemu Twoje brwi, będą idealnie dopasowane do kształtu twarzy, następnie przystępujemy do farbowania, usuwamy </text:span><text:soft-page-break/><text:span text:style-name="T17">zbędne włoski za pomocą nitki, pęsety lub wosku oraz przekazujemy zalecenia pielęgnacji brwi.</text:span> </text:p>
      <text:p text:style-name="P7"/>
      <text:p text:style-name="P14"><text:span text:style-name="T17">Henna pudrowa to nic innego jak </text:span><text:span text:style-name="Strong_20_Emphasis"><text:span text:style-name="T11">barwnik roślinny</text:span></text:span><text:span text:style-name="T17"> produkowany z liści i pędów rośliny zwanej </text:span><text:span text:style-name="Strong_20_Emphasis"><text:span text:style-name="T11">lawsonią bezbronną</text:span></text:span><text:span text:style-name="T17">. Nie zmienia ona struktury włosa, jest dużo bardziej łagodna dla włosa niż standardowo używane farbki. Jej działanie polega na pokryciu włosów twardniejącą warstwą ochronną, dzięki czemu sprawia, że są mocniejsze i grubsze.</text:span></text:p>
      <text:p text:style-name="P14"><text:span text:style-name="Strong_20_Emphasis"><text:span text:style-name="T11">Henna pudrowa</text:span></text:span><text:span text:style-name="T17"> jest doskonałą alternatywą dla osób, które myślą o </text:span><text:span text:style-name="Strong_20_Emphasis"><text:span text:style-name="T11">makijażu permanentnym</text:span></text:span><text:span text:style-name="T17"> lub z jakichś względów nie mogą go wykonać. Dzięki zastosowaniu specjalnych technik aplikacji, uzyskujemy efekt zbliżony do popularnej obecnie techniki </text:span><text:span text:style-name="Strong_20_Emphasis"><text:span text:style-name="T12">“</text:span></text:span><text:span text:style-name="Strong_20_Emphasis"><text:span text:style-name="T11">ombre brow”</text:span></text:span><text:span text:style-name="T17"> w makijażu permanentnym. Kolor henny dobierany jest do typu urody, do złudzenia przypomina efekt makijażu permanentnego.</text:span></text:p>
      <text:p text:style-name="P2">Zabieg wykonywany jest na produkatach najwyższej jakości takich jak Nikk Mole(henne Ekko Beauty),Harley waxing</text:p>
      <text:p text:style-name="P2"/>
      <text:p text:style-name="P5">Czas zabiegu ok. 60 min.</text:p>
      <text:p text:style-name="P3"><text:tab/><text:tab/><text:tab/><text:tab/><text:tab/>III.Henna</text:p>
      <text:p text:style-name="P3"/>
      <text:p text:style-name="P3">Henna brwi oraz rzęs wykonywana farbką Refectocil, to proste i bezpieczne stosowanie , krótki czas zabiegu,idealny kolor , który utrzymuje się ok 4-5 tyg.Przeznaczony do farbowania włosów, nie skóry.</text:p>
      <text:p text:style-name="P3"/>
      <text:p text:style-name="P3">Czas zabiegu <text:span text:style-name="T23">ok</text:span> <text:span text:style-name="T23">45</text:span> min.</text:p>
      <text:p text:style-name="P6"/>
      <text:p text:style-name="P3"/>
      <text:p text:style-name="P3"><text:tab/><text:tab/><text:tab/><text:tab/><text:tab/>IV.Stylizacja paznokci </text:p>
      <text:p text:style-name="P3"/>
      <text:p text:style-name="P3"/>
      <text:p text:style-name="P3"><text:tab/><text:tab/><text:tab/><text:tab/><text:tab/><text:span text:style-name="T22">V.makijaż permanentny </text:span></text:p>
      <text:p text:style-name="P3"/>
      <text:p text:style-name="P4"><text:tab/><text:tab/><text:tab/><text:tab/>wkrótce w oferci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tserrat" svg:font-family="Montserrat, sans-serif"/>
    <style:font-face style:name="Open Sans" svg:font-family="'Open Sans', sans-serif"/>
    <style:font-face style:name="verdana" svg:font-family="verdana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01-11T21:48:44.911000000</dc:date>
    <meta:editing-duration>PT9M</meta:editing-duration>
    <meta:editing-cycles>2</meta:editing-cycles>
    <meta:document-statistic meta:table-count="0" meta:image-count="0" meta:object-count="0" meta:page-count="3" meta:paragraph-count="31" meta:word-count="639" meta:character-count="4507" meta:non-whitespace-character-count="3868"/>
  </office:meta>
</office:document-meta>
</file>